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0D8BDC51D4D18334.png" manifest:media-type="image/png"/>
  <manifest:file-entry manifest:full-path="Pictures/1000020100000CEB000009B0698EB1ACA470D143.png" manifest:media-type="image/png"/>
  <manifest:file-entry manifest:full-path="Pictures/1000020100000CEB000009B0C3D535B3CBDAE49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, 'Courier New'" style:font-family-generic="modern" style:font-pitch="fixed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Title-outline1">
      <style:graphic-properties fo:min-height="6.969cm"/>
    </style:style>
    <style:style style:name="pr4" style:family="presentation" style:parent-style-name="Title-notes">
      <style:graphic-properties draw:fill-color="#ffffff" fo:min-height="13.364cm"/>
    </style:style>
    <style:style style:name="pr5" style:family="presentation" style:parent-style-name="One_20_Column-title">
      <style:graphic-properties draw:auto-grow-height="true" fo:min-height="1.8cm"/>
    </style:style>
    <style:style style:name="pr6" style:family="presentation" style:parent-style-name="One_20_Column-outline1">
      <style:graphic-properties fo:min-height="8.884cm"/>
    </style:style>
    <style:style style:name="pr7" style:family="presentation" style:parent-style-name="One_20_Column-notes">
      <style:graphic-properties draw:fill-color="#ffffff" draw:auto-grow-height="true" fo:min-height="13.364cm"/>
    </style:style>
    <style:style style:name="pr8" style:family="presentation" style:parent-style-name="One_20_Column-title">
      <style:graphic-properties fo:min-height="3.473cm"/>
    </style:style>
    <style:style style:name="pr9" style:family="presentation" style:parent-style-name="One_20_Column-notes">
      <style:graphic-properties draw:fill-color="#ffffff" fo:min-height="13.364cm"/>
    </style:style>
    <style:style style:name="pr10" style:family="presentation" style:parent-style-name="One_20_Column-title">
      <style:graphic-properties fo:min-height="1.8cm"/>
    </style:style>
    <style:style style:name="pr11" style:family="presentation" style:parent-style-name="Two_20_columns-title">
      <style:graphic-properties draw:auto-grow-height="true" fo:min-height="1.8cm"/>
    </style:style>
    <style:style style:name="pr12" style:family="presentation" style:parent-style-name="Two_20_columns-outline1">
      <style:graphic-properties fo:min-height="8.884cm"/>
    </style:style>
    <style:style style:name="pr13" style:family="presentation" style:parent-style-name="Two_20_columns-notes">
      <style:graphic-properties draw:fill-color="#ffffff" draw:auto-grow-height="true" fo:min-height="13.364cm"/>
    </style:style>
    <style:style style:name="pr14" style:family="presentation" style:parent-style-name="Two_20_columns-title">
      <style:graphic-properties fo:min-height="1.8cm"/>
    </style:style>
    <style:style style:name="pr15" style:family="presentation" style:parent-style-name="Two_20_columns-notes">
      <style:graphic-properties draw:fill-color="#ffffff" fo:min-height="13.364cm"/>
    </style:style>
    <style:style style:name="P1" style:family="paragraph">
      <style:paragraph-properties fo:line-height="200%" fo:text-align="justify"/>
    </style:style>
    <style:style style:name="P2" style:family="paragraph">
      <loext:graphic-properties draw:fill="none" draw:fill-color="#ffffff"/>
      <style:paragraph-properties fo:line-height="200%" fo:text-align="justify"/>
      <style:text-properties fo:font-size="16pt" fo:language="en" fo:country="GB" style:font-size-asian="16pt" style:font-size-complex="16pt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1.67cm" svg:y="0.711cm" presentation:class="title" presentation:user-transformed="true">
          <draw:text-box>
            <text:p>Tiempo, música y sonido</text:p>
          </draw:text-box>
        </draw:frame>
        <draw:frame draw:style-name="gr1" draw:text-style-name="P2" draw:layer="layout" svg:width="26.162cm" svg:height="11.627cm" svg:x="0.762cm" svg:y="2.851cm">
          <draw:text-box>
            <text:p text:style-name="P1"><text:span text:style-name="T1">“</text:span><text:span text:style-name="T1">music makes time audible and its form and continuity sensible (Langer, 1953, p. 110).”</text:span></text:p>
            <text:p text:style-name="P1"><text:span text:style-name="T1"/></text:p>
            <text:p text:style-name="P1"><text:span text:style-name="T1">“</text:span><text:span text:style-name="T1">Just as a piece of music compresses time, and a picture folds space in upon itself, so the possibility becomes concrete that things could also be different than they are (Adorno, 1970, p. 208).”</text:span></text:p>
            <text:p text:style-name="P1"><text:span text:style-name="T1"/></text:p>
            <text:p text:style-name="P1"><text:span text:style-name="T1">“</text:span><text:span text:style-name="T1">Groove is an aesthetic practice which, through the mimetic grasping of the measured time of capitalism, achieves a praxial figuration of a liberated temporality (Abel, 2014, p. 256).”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">
        <draw:frame presentation:style-name="pr3" draw:layer="layout" svg:width="17.999cm" svg:height="7.219cm" svg:x="4.4cm" svg:y="1.8cm" presentation:class="outline">
          <draw:text-box>
            <text:list text:style-name="L2">
              <text:list-item>
                <text:p>Lista de conceptos</text:p>
              </text:list-item>
              <text:list-item>
                <text:p>- Patrones Euclidianos</text:p>
              </text:list-item>
              <text:list-item>
                <text:p>- Compás</text:p>
              </text:list-item>
              <text:list-item>
                <text:p>- Ritmo Armónico</text:p>
              </text:list-item>
              <text:list-item>
                <text:p>- Compases de Denominador Complejo</text:p>
              </text:list-item>
              <text:list-item>
                <text:p>- Politemporalida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5" draw:layer="layout" svg:width="26.5cm" svg:height="1.8cm" svg:x="0.4cm" svg:y="0.74cm" presentation:class="title" presentation:user-transformed="true">
          <draw:text-box>
            <text:p>Groove vs Vanguardismo Musical</text:p>
          </draw:text-box>
        </draw:frame>
        <draw:frame presentation:style-name="pr6" draw:layer="layout" svg:width="25.199cm" svg:height="9.134cm" svg:x="1.4cm" svg:y="4.074cm" presentation:class="outline" presentation:user-transformed="true">
          <draw:text-box>
            <text:list text:style-name="L3">
              <text:list-item>
                <text:p>Proyectos de temporalidad musical en la modernidad occidental</text:p>
              </text:list-item>
              <text:list-item>
                <text:p>Groove es un concepto ubicuo en la música comercial de nuestro tiempo. </text:p>
              </text:list-item>
              <text:list-item>
                <text:p>Vanguardismo Musical. Conjunto heterogéneo de prácticas musicales aunadas a las exploraciones experimentales a lo largo del s. 20. En este taller exploraremos ritmo armónico, compases de denominador complejo y politempo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8" draw:layer="layout" svg:width="26.5cm" svg:height="3.473cm" svg:x="0.4cm" svg:y="0.337cm" presentation:class="title" presentation:user-transformed="true">
          <draw:text-box>
            <text:p>Características del Groove según Mark Abel</text:p>
          </draw:text-box>
        </draw:frame>
        <draw:frame presentation:style-name="pr6" draw:layer="layout" svg:width="25.199cm" svg:height="9.134cm" svg:x="1.27cm" svg:y="4.582cm" presentation:class="outline" presentation:user-transformed="true">
          <draw:text-box>
            <text:list text:style-name="L3">
              <text:list-item>
                <text:p>Tiempo metronómico</text:p>
              </text:list-item>
              <text:list-item>
                <text:p>Síncopa</text:p>
              </text:list-item>
              <text:list-item>
                <text:p>Metro (o compás) </text:p>
              </text:list-item>
              <text:list-item>
                <text:p>Backbea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10" draw:layer="layout" svg:width="26.5cm" svg:height="1.8cm" svg:x="0.4cm" svg:y="0.2cm" presentation:class="title">
          <draw:text-box>
            <text:p>Tiempo Metronómic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Dividir el tiempo en unidades de igual duración</text:p>
              </text:list-item>
              <text:list-item>
                <text:p>Música antigua y música de África Occidental y Central</text:p>
              </text:list-item>
              <text:list-item>
                <text:p>Lógica additiva del ritmo</text:p>
              </text:list-item>
              <text:list-item>
                <text:p>Polirrítmica y polifónica</text:p>
              </text:list-item>
              <text:list-item>
                <text:p>Susceptible a ser organizada en patrones euclidian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draw:frame presentation:style-name="pr11" draw:layer="layout" svg:width="26.5cm" svg:height="1.8cm" svg:x="0.4cm" svg:y="0.2cm" presentation:class="title" presentation:user-transformed="true">
          <draw:text-box>
            <text:p>¿Qué es el metro (compás)?</text:p>
          </draw:text-box>
        </draw:frame>
        <draw:frame presentation:style-name="pr12" draw:layer="layout" svg:width="12.297cm" svg:height="9.134cm" svg:x="1.4cm" svg:y="3.685cm" presentation:class="outline">
          <draw:text-box>
            <text:list text:style-name="L3">
              <text:list-item>
                <text:p>2 a la n potencia (especificar en porqué 2**n)</text:p>
              </text:list-item>
              <text:list-item>
                <text:p>Estructura jerárquica</text:p>
              </text:list-item>
              <text:list-item>
                <text:p>Fract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3T3">
        <draw:frame presentation:style-name="pr14" draw:layer="layout" svg:width="26.5cm" svg:height="1.8cm" svg:x="0.4cm" svg:y="0.2cm" presentation:class="title" presentation:user-transformed="true">
          <draw:text-box>
            <text:p>Ritmo Armónico</text:p>
          </draw:text-box>
        </draw:frame>
        <draw:frame presentation:style-name="pr12" draw:layer="layout" svg:width="12.297cm" svg:height="9.134cm" svg:x="1.4cm" svg:y="3.685cm" presentation:class="outline">
          <draw:text-box>
            <text:list text:style-name="L3">
              <text:list-header>
                <text:p>Ritmo Armónico</text:p>
              </text:list-header>
              <text:list-item>
                <text:p>Henry Cowell alrededor de 1916-17</text:p>
              </text:list-item>
              <text:list-item>
                <text:p>Rhythmicon</text:p>
              </text:list-item>
              <text:list-item>
                <text:p>New Musical Resources</text:p>
              </text:list-item>
            </text:list>
          </draw:text-box>
        </draw:frame>
        <draw:frame presentation:style-name="pr12" draw:layer="layout" svg:width="12.297cm" svg:height="9.134cm" svg:x="14.313cm" svg:y="3.685cm" presentation:class="outline">
          <draw:text-box>
            <text:list text:style-name="L3">
              <text:list-header>
                <text:p/>
              </text:list-header>
              <text:list-item>
                <text:p>Ritmo como vibración (como onda)</text:p>
              </text:list-item>
              <text:list-item>
                <text:p>Ritmo basado en la escala de parcial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, 'Courier New'" style:font-family-generic="modern" style:font-pitch="fixed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ucida Sans" style:font-family-asian="'Lucida Sans'" style:font-pitch-asian="variable" style:font-size-asian="2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21:00:33.445000000</meta:creation-date>
    <meta:editing-duration>PT14H55M42S</meta:editing-duration>
    <meta:editing-cycles>4</meta:editing-cycles>
    <meta:generator>LibreOffice/6.0.4.2$Windows_X86_64 LibreOffice_project/9b0d9b32d5dcda91d2f1a96dc04c645c450872bf</meta:generator>
    <dc:title>Portfolio</dc:title>
    <dc:date>2019-06-11T12:41:01.405000000</dc:date>
    <meta:document-statistic meta:object-count="69"/>
  </office:meta>
</office:document-meta>
</file>